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style>
    <style:style style:name="P4" style:family="paragraph" style:parent-style-name="Standard">
      <style:text-properties fo:font-size="12pt" style:font-size-asian="12pt" style:font-size-complex="12pt"/>
    </style:style>
    <style:style style:name="P5" style:family="paragraph" style:parent-style-name="Standard">
      <style:paragraph-properties>
        <style:tab-stops>
          <style:tab-stop style:position="1cm"/>
        </style:tab-stops>
      </style:paragraph-properties>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LORE .com</text:p>
      <text:p text:style-name="P1"/>
      <text:p text:style-name="P3">ABSTRACT</text:p>
      <text:p text:style-name="Standard"/>
      <text:p text:style-name="P5">It happens many a times that we are new to a city and we have no knowledge of the frame of that place. Gathering the information about your new environment is quite an arduous task . In today's world anything could be known within seconds through internet . But we still have trouble ,gathering the whole information we search for . Many a times we do not get the exact information about that place at a single go or at once even after searching in the internet and also asking different people about it. We are not sure that we can get the exact and complete information from them.</text:p>
      <text:p text:style-name="Standard"/>
      <text:p text:style-name="P4">This project aims at developing such a web page which provides you the complete information about the tourist places , <text:s text:c="2"/>restaurants,colleges,universities,schools,airports,railway stations,shopping complexes,hospitals,banks in and around the city.It acts like a perfect guide to explore the city in and out . People need not login into ,in order to hunt any of the above places . Thus,this project aims at providing an easier access to the new environment.</text:p>
      <text:p text:style-name="Standard"/>
      <text:p text:style-name="Standard"/>
      <text:p text:style-name="Standard"><text:span text:style-name="T1">Under guidance of: <text:s text:c="2"/></text:span><text:span text:style-name="T2"><text:s text:c="50"/></text:span><text:span text:style-name="T1"><text:s text:c="5"/><text:tab/>Submitted By:</text:span></text:p>
      <text:p text:style-name="Standard"/>
      <text:p text:style-name="Standard"/>
      <text:p text:style-name="P4">I.SRUJANA <text:s text:c="68"/><text:tab/><text:tab/> <text:s/>ANJANI.V <text:s text:c="2"/></text:p>
      <text:p text:style-name="P4"><text:s text:c="85"/><text:tab/><text:tab/> <text:s/>(160115733064) <text:s text:c="55"/></text:p>
      <text:p text:style-name="P4">T.SRIDEVI <text:s text:c="68"/><text:tab/><text:tab/> <text:s/>SRAVYA.B</text:p>
      <text:p text:style-name="P4"><text:s text:c="87"/><text:tab/><text:tab/> <text:s/>(160115733076)</text:p>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IN"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353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Calibri" fo:font-size="11pt" fo:language="en" fo:country="IN" fo:font-style="normal" style:text-underline-style="none" fo:font-weight="normal"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document-statistic meta:table-count="0" meta:image-count="0" meta:object-count="0" meta:page-count="2" meta:paragraph-count="9" meta:word-count="191" meta:character-count="1595"/>
    <dc:date>2017-02-05T13:45:44.54</dc:date>
    <dc:creator>a v</dc:creator>
    <meta:editing-duration>PT1H8M47S</meta:editing-duration>
    <meta:editing-cycles>1</meta:editing-cycles>
  </office:meta>
</office:document-meta>
</file>